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Default" style:list-style-name="">
      <style:paragraph-properties style:text-autospace="none"/>
      <style:text-properties fo:font-variant="normal" fo:text-transform="none" fo:color="#333333" style:font-name="Open Sans" fo:font-size="8.85000038146973pt" fo:letter-spacing="normal" fo:font-style="normal" fo:font-weight="normal"/>
    </style:style>
    <style:style style:name="P3" style:family="paragraph" style:parent-style-name="Default" style:list-style-name="">
      <style:paragraph-properties style:text-autospace="none"/>
      <style:text-properties fo:font-variant="normal" fo:text-transform="none" fo:color="#333333" style:font-name="Times New Roman" fo:font-size="12pt" fo:letter-spacing="normal" fo:font-style="normal" fo:font-weight="normal" style:font-size-asian="12pt" style:font-size-complex="12pt"/>
    </style:style>
    <style:style style:name="P4" style:family="paragraph" style:parent-style-name="Default" style:list-style-name="L3">
      <style:paragraph-properties fo:margin-left="0cm" fo:margin-right="0cm" fo:margin-top="0cm" fo:margin-bottom="0cm" fo:text-indent="0cm" style:auto-text-indent="false" style:text-autospace="none"/>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Text_20_body" style:list-style-name="L1">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8" style:family="paragraph" style:parent-style-name="Text_20_body" style:list-style-name="L4">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fo:background-color="transparent" style:font-size-asian="12pt" style:font-size-complex="12pt"/>
    </style:style>
    <style:style style:name="P10"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style:text-underline-style="none" fo:font-weight="normal" style:font-size-asian="12pt" style:font-size-complex="12pt"/>
    </style:style>
    <style:style style:name="P11" style:family="paragraph" style:parent-style-name="Text_20_body" style:list-style-name="L2">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style:font-name-asian="Calibri" style:font-size-asian="12pt" style:font-weight-asian="normal" style:font-name-complex="Calibri" style:font-size-complex="12pt" style:font-weight-complex="normal"/>
    </style:style>
    <style:style style:name="P12" style:family="paragraph" style:parent-style-name="Text_20_body" style:list-style-name="L2">
      <style:paragraph-properties fo:margin-left="0cm" fo:margin-right="0cm" fo:margin-top="0cm" fo:margin-bottom="0.212cm" fo:text-align="start"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333333" fo:letter-spacing="normal" fo:font-style="normal" style:text-underline-style="solid" style:text-underline-width="auto" style:text-underline-color="font-color"/>
    </style:style>
    <style:style style:name="T3" style:family="text">
      <style:text-properties fo:color="#000000" style:font-name="Calibri" fo:font-size="11pt" style:font-name-asian="Calibri" style:font-size-asian="11pt" style:font-name-complex="Calibri" style:font-size-complex="11pt"/>
    </style:style>
    <style:style style:name="T4" style:family="text">
      <style:text-properties style:text-underline-style="solid" style:text-underline-width="auto" style:text-underline-color="font-color"/>
    </style:style>
    <style:style style:name="T5"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o Martinez</text:p>
      <text:p text:style-name="P1">35.727.477</text:p>
      <text:p text:style-name="P1"/>
      <text:list xml:id="list8794122087833296009" text:style-name="L1">
        <text:list-item>
          <text:p text:style-name="P6">Describa cuáles son las principales críticas teóricas y metodológicas que B. Malinowski realiza a la teoría evolucionista. </text:p>
        </text:list-item>
      </text:list>
      <text:p text:style-name="P5"/>
      <text:p text:style-name="P5">El encuentro entre los europeos con otras culturas expuso el hecho de que habia dferencias claras y <text:s/>muy marcadas entre las dos culturas las cuales fueron entendidas por parte de los europeos a traves del evolucionismo utilizando el método comparativo y su deductivismo que correspondía a la Ciencias Naturales.</text:p>
      <text:p text:style-name="P5">Para Malinowski la antropología esta fuertemente ligada a la teoría evolucionista de la cual el toma distancia en cuanto a sus principios teóricos y metodologicos.</text:p>
      <text:p text:style-name="P5">Para el los aportes teoricos que puede aportar un antropologo o investigador tienen que estar constituidos bajo una marco científico, tiene que contar con los últimos conocimientos cientificos y debería poder abstraerse de opiniones personales. El se refiere a la invalidez de los conocimientos provenientes de los colonos (“Los blancos”) ya que no estan basados bajo ningún concepto o marco científico que los avale objetivamente.</text:p>
      <text:p text:style-name="P5">En cuanto a la metodología, Malinowski afirma que para realizar el trabajo de campo etnográfico hay que aplicar ciertos métodos como:</text:p>
      <text:list xml:id="list3202094731227279216" text:style-name="L2">
        <text:list-item>
          <text:p text:style-name="P12"><text:span text:style-name="T1">La organización de la tribu y la anatomía de su cultura debe recogerse en un esquema preciso y claro a través de la </text:span><text:span text:style-name="T2">documentación concreta</text:span></text:p>
        </text:list-item>
        <text:list-item>
          <text:p text:style-name="P11">Para obtener datos de la tribu, es decir realizar un trabajo de campo adecuado el antropologo o investigador debe insertarse en el seno de la tribu y vivir a la par de ellos, inmerso totalmente en su cultura, es la unica manera en la cual va a dejar de representar para la tribu una “amenaza”, es necesario que lo naturalicen asi dejan de modificar sus conductas por el simple hecho de su presencia. Esto solo se logra alejandose por completo de la vida de “blancos” y realizando una observacion minuciosa y participante</text:p>
        </text:list-item>
      </text:list>
      <text:list xml:id="list942693889477641081" text:style-name="L3">
        <text:list-item>
          <text:p text:style-name="P4"><text:span text:style-name="T3">Hay que tener una colección de informes, narraciones, expresiones típicas, datos del folklore y fórmulas mágicas que se agrupan, proverbios, refranes exponente de la mentalidad</text:span></text:p>
          <text:p text:style-name="P4"><text:span text:style-name="T3">Es decir todo lo que los integrantes de la tribu sienten, piensan, cuales son sus creencias etc</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list xml:id="list2708186394830803359" text:style-name="L4">
        <text:list-item>
          <text:p text:style-name="P8"><text:soft-page-break/>Defina el concepto de "hegemonía". ¿Cuál es su relación con el concepto de cultura? Ejemplifique. </text:p>
        </text:list-item>
      </text:list>
      <text:p text:style-name="P7"/>
      <text:p text:style-name="P7">Por “hegemonía” podemos entender las direcciones políticas o de dominacion entre los Estados.</text:p>
      <text:p text:style-name="P7">Para el Marxismo el concepto de hegemonía va a aparecer en la relación entre las diferentes clases sociales, un ejemplo seria entre los que tienen los medios de produccion y quienes no por lo que deberían vender su fuerza de trabajo.</text:p>
      <text:p text:style-name="P7"><text:span text:style-name="T5">Gramsci, planteo una distincion entre dominio y hegemonia, el dominio se expresa en formas directamente politicas y en tiempos de crisis por medio de una coercion directa.</text:span></text:p>
      <text:p text:style-name="P9">Sin embargo la situacion mas comun es un entrelazamiento de fuerzas politicas, sociales y culturales, y la hegemonia es todo eso.</text:p>
      <text:p text:style-name="P7">Para Boivin la hegemonía es un poder que se puede denominar “sutil”, simbólico o <text:span text:style-name="T4">cultural.</text:span></text:p>
      <text:p text:style-name="P10">Para que la cultura aparezca como una instancia que repoduce a la totalidad y a su ves pueda sobredeterminar a otras instancias es necesaria que la cultura por si mi misma pueda ejercer “poder” y ese poder es hegemónico.</text:p>
      <text:p text:style-name="P10">Retomando lo que plantea el Marxismo, la propiedad de los medios de produccion y la capacidad de apoderarse del excedente es la base de toda hegemonía.</text:p>
      <text:p text:style-name="P10">Pero ninguna sociedad puede mantenerse unicamente a traves del poder economico poniendo en practica mecanismos represivos que mediante la vigilancia, la intimidacion o el castigo logran el sometimiento de la clase subalterna y es ahi que aparece la cultura.</text:p>
      <text:p text:style-name="P10">Pero el concepto de hegemonia tiene un alcance mayor que el concepto de cultura.</text:p>
      <text:p text:style-name="P10">Al insistir en relacionar el “proceso social total” ,que Gramsci reconoce como desigualdades especificas entre las clases y la relacion de dominacion y subordinacion que existe es donde el concepto de “hegemonia” va mas alla del concepto de “ideologia”</text:p>
      <text:p text:style-name="P10">La hegemonia no <text:s/>es solo el nivel superior articulado de la “ideologia”, constituye un un cuerpo de practicas y expectativas en ralacion con la totalidad de la vida, hasta la propia percepcion que tenemos de nosotros mismos y del mundo, es un sistema de signos y valores que en la medida que se experimentan como practicas se confirman reciprocamente, por lo tanto es un sentido de la realidad para la mayoria de las personas que viven en una sociedad, es decir, el sentido mas firme de una cultura, que debe ser considerada a si misma como la mas vivida dominacion de las clases particulares.</text:p>
      <text:p text:style-name="P10">La hegemonia muchas veces puede ser vista como mas abstracta de lo que verdaderamente puede ser en la practica.</text:p>
      <text:p text:style-name="P10">Una hegemonia dada es siempre un proceso y es un conjunto complejo de experiencias, relaciones y actividades que tienen presiones especificas.</text:p>
      <text:p text:style-name="P10">Todo proceso hegemonico tiene que estar en estado de alerta hacia su oposición para seguir garantizando su poder, muchas veces por ejemplo la cultura dominante crea su propia “anticultura” un ejemplo de esto seria la critica romántica que se hizo de la civilizacion industrial</text:p>
      <text:p text:style-name="P10">Hoy en dia podemos ver hegemonia cultural dictada por las potencias mundiales a traves de diferentes practicas sociales por ejemplo como que el idioma mas hablado sea el Ingles, los productos que consuminos tanto tecnologicos como culturales, ya sean peliculas o <text:s/>musica</text:p>
      <text:p text:style-name="P10">Podemos mencionar al uso de redes sociales como por ejemplo a disputa que hay con respecto a Tik Tok entre China y Estados Unidos, entre otras muchas practicas que suceden actualmente.</text:p>
      <text:p text:style-name="P10"/>
      <text:p text:style-name="P7"><text:soft-page-break/></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9T19:55:29</meta:creation-date>
    <meta:editing-duration>PT10M27S</meta:editing-duration>
    <meta:editing-cycles>2</meta:editing-cycles>
    <meta:generator>OpenOffice/4.1.7$Unix OpenOffice.org_project/417m1$Build-9800</meta:generator>
    <meta:initial-creator>Guido Martinez</meta:initial-creator>
    <meta:document-statistic meta:table-count="0" meta:image-count="0" meta:object-count="0" meta:page-count="3" meta:paragraph-count="28" meta:word-count="894" meta:character-count="5474"/>
    <dc:date>2020-10-19T21:54:10</dc:date>
    <dc:creator>Guido Martinez</dc:creator>
  </office:meta>
</office:document-meta>
</file>